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eeControl</text:p>
      <text:p text:style-name="P9"/>
      <text:p text:style-name="P10"><text:s text:c="4"/>This document is part of FreeControl project</text:p>
      <text:p text:style-name="P10"><text:s text:c="4"/>Copyright (C) 2009 <text:s text:c="2"/>Quique Rodiguez &lt;quesoruso74@yahoo.com&gt; </text:p>
      <text:p text:style-name="P10"/>
      <text:p text:style-name="P10"><text:s text:c="4"/>This program is free software: you can redistribute it and/or modify </text:p>
      <text:p text:style-name="P10"><text:s text:c="4"/>it under the terms of the GNU General Public License as published by </text:p>
      <text:p text:style-name="P10"><text:s text:c="4"/>the Free Software Foundation, either version 3 of the License, or </text:p>
      <text:p text:style-name="P10"><text:s text:c="4"/>any later version. </text:p>
      <text:p text:style-name="P10"/>
      <text:p text:style-name="P10"><text:s text:c="4"/>This program is distributed in the hope that it will be useful, </text:p>
      <text:p text:style-name="P10"><text:s text:c="4"/>but WITHOUT ANY WARRANTY; without even the implied warranty of </text:p>
      <text:p text:style-name="P10"><text:s text:c="4"/>MERCHANTABILITY or FITNESS FOR A PARTICULAR PURPOSE. <text:s/>See the </text:p>
      <text:p text:style-name="P10"><text:s text:c="4"/>GNU General Public License for more details. </text:p>
      <text:p text:style-name="P10"/>
      <text:p text:style-name="P10"><text:s text:c="4"/>You should have received a copy of the GNU General Public License </text:p>
      <text:p text:style-name="P10"><text:s text:c="4"/>along with this program. <text:s/>If not, see &lt;http://www.gnu.org/licenses/&gt;. </text:p>
      <text:p text:style-name="P11"/>
      <text:p text:style-name="P8">TO DO:</text:p>
      <text:p text:style-name="Standard"/>
      <text:p text:style-name="Standard">Stage 1:</text:p>
      <text:p text:style-name="Standard"/>
      <text:list text:style-name="L1">
        <text:list-item>
          <text:p text:style-name="P1">MainProgram: <text:s/>It's a very short software that should run in background with the maximum priority as possible. <text:s/>It must read a configuration file and load different child programs.</text:p>
        </text:list-item>
      </text:list>
      <text:p text:style-name="Standard"><text:tab/>This program must communicate with the other programs to coordinate: <text:s text:c="2"/>Load – Run – Stop – Kill.</text:p>
      <text:list text:style-name="L2">
        <text:list-item>
          <text:p text:style-name="P2">Child programs: <text:s/>This programs will have specific functions and common communications with the main program.</text:p>
          <text:p text:style-name="P2">This child programs will be:</text:p>
          <text:list>
            <text:list-item>
              <text:list>
                <text:list-item>
                  <text:p text:style-name="P2">MemoryManager: <text:s/>It's function is to manage memory blocks to be uses as the controller memory.</text:p>
                </text:list-item>
                <text:list-item>
                  <text:p text:style-name="P2">IOManager: <text:s/>It's a generic program intended to manage different hardware. <text:s/>The function is to load inputs on memory blocks or write memory blocks to the outputs.</text:p>
                </text:list-item>
                <text:list-item>
                  <text:p text:style-name="P2">Controller: <text:s/>At the beginning of the project it has to be a simple program that makes the control using the memory blocks.</text:p>
                </text:list-item>
              </text:list>
            </text:list-item>
          </text:list>
        </text:list-item>
      </text:list>
      <text:p text:style-name="Standard"/>
      <text:p text:style-name="Standard">Stage 2:</text:p>
      <text:p text:style-name="Standard"/>
      <text:list text:style-name="L3">
        <text:list-item>
          <text:p text:style-name="P3">TagManager: <text:s/>Should manage a tag database to map the tags in the memory blocks.</text:p>
        </text:list-item>
        <text:list-item>
          <text:p text:style-name="P3">Controller: <text:s/>Has to read an ASCII or Binary file to perform the automation and use tags from the TagManager.</text:p>
        </text:list-item>
      </text:list>
      <text:p text:style-name="Standard"/>
      <text:p text:style-name="Standard">Stage 3:</text:p>
      <text:p text:style-name="Standard"/>
      <text:list text:style-name="L4">
        <text:list-item>
          <text:p text:style-name="P4">Develop the programmer</text:p>
        </text:list-item>
      </text:list>
      <text:p text:style-name="Standard"/>
      <text:p text:style-name="Standard">Stage 4:</text:p>
      <text:p text:style-name="Standard"/>
      <text:list text:style-name="L5">
        <text:list-item>
          <text:p text:style-name="P5">Implement communication protocols</text:p>
        </text:list-item>
      </text:list>
      <text:p text:style-name="Standard"/>
      <text:p text:style-name="Standard">Stage 5:</text:p>
      <text:p text:style-name="Standard"><text:soft-page-break/></text:p>
      <text:list text:style-name="L6">
        <text:list-item>
          <text:p text:style-name="P6">Develop HMI software</text:p>
        </text:list-item>
      </text:list>
      <text:p text:style-name="Standard"/>
      <text:p text:style-name="Standard">Stage 6:</text:p>
      <text:p text:style-name="Standard"/>
      <text:list text:style-name="L7">
        <text:list-item>
          <text:p text:style-name="P7">Develop data acquisition soft</text:p>
        </text:list-item>
      </text:list>
      <text:p text:style-name="Standard"/>
      <text:p text:style-name="Standard"/>
      <text:p text:style-name="Standard">In all the stages it's needed to find different hardware to use with this applic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22T20:52:11</meta:creation-date>
    <dc:date>2009-12-27T17:09:58</dc:date>
    <dc:language>es-AR</dc:language>
    <meta:editing-cycles>4</meta:editing-cycles>
    <meta:editing-duration>PT29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314" meta:character-count="1977"/>
  </office:meta>
</office:document-meta>
</file>